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/>
    </style:style>
    <style:style style:name="P2" style:parent-style-name="Heading1" style:family="paragraph">
      <style:paragraph-properties fo:text-align="center" fo:line-height="150%"/>
      <style:text-properties style:font-name="Times New Roman" fo:color="#000000" fo:font-size="16pt" style:font-size-asian="16pt" style:font-size-complex="16pt"/>
    </style:style>
    <style:style style:name="P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" style:parent-style-name="ListParagraph" style:family="paragraph">
      <style:paragraph-properties fo:text-align="justify" fo:line-height="150%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T6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T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13" style:parent-style-name="ListParagraph" style:family="paragraph"/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6" style:parent-style-name="DefaultParagraphFont" style:family="text">
      <style:text-properties style:font-name="Times New Roman" fo:color="#000000" fo:font-size="14pt" style:font-size-asian="14pt" style:font-size-complex="14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22" style:parent-style-name="ListParagraph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Le résume :</text:p>
      <text:list text:style-name="LFO1" text:continue-numbering="true">
        <text:list-item>
          <text:p text:style-name="P2"><text:bookmark-start text:name="_Toc511509312"/>Description générale :<text:bookmark-end text:name="_Toc511509312"/></text:p>
        </text:list-item>
      </text:list>
      <text:p text:style-name="P3"/>
      <text:list text:style-name="LFO2" text:continue-numbering="true">
        <text:list-item>
          <text:p text:style-name="P4"><text:span text:style-name="T5">Premièrement<text:s/></text:span><text:span text:style-name="T6">Environnement du projet</text:span><text:span text:style-name="T7"> :</text:span><text:span text:style-name="T8"><text:s/>Le jeu sera disponible sur la<text:s/></text:span><text:span text:style-name="T9">XBOX One X</text:span><text:span text:style-name="T10"><text:s/>avec des textures et résolutions en 4k Ultra HD, et disponible sur PC (Windows10) grâce à la fonction<text:s/></text:span><text:span text:style-name="T11">Play Anywhere</text:span><text:span text:style-name="T12"><text:s/>de Xbox.</text:span></text:p>
        </text:list-item>
        <text:list-item>
          <text:p text:style-name="P13"><text:span text:style-name="T14">Ensuite les<text:s/></text:span><text:span text:style-name="T15">Fonctions générales du système</text:span><text:span text:style-name="T16"> : pour jouer notre jeu il faut<text:s/></text:span></text:p>
        </text:list-item>
      </text:list>
      <text:p text:style-name="ListParagraph"><text:span text:style-name="T17">Tout d abor choisi les voitures et les vêtements de course tel qu’il</text:span><text:span text:style-name="T18"><text:s/>y a six listes des voitures différents</text:span><text:span text:style-name="T19"><text:s/>et 375</text:span><text:span text:style-name="T20"><text:s/>combinaisons</text:span><text:span text:style-name="T21"><text:s/></text:span>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2F5496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uiza benhizia</meta:initial-creator>
    <dc:creator>louiza benhizia</dc:creator>
    <meta:creation-date>2018-05-04T12:28:00Z</meta:creation-date>
    <dc:date>2018-05-04T18:07:00Z</dc:date>
    <meta:template xlink:href="Normal" xlink:type="simple"/>
    <meta:editing-cycles>1</meta:editing-cycles>
    <meta:editing-duration>PT660S</meta:editing-duration>
    <meta:document-statistic meta:page-count="1" meta:paragraph-count="1" meta:word-count="68" meta:character-count="445" meta:row-count="3" meta:non-whitespace-character-count="378"/>
  </office:meta>
</office:document-meta>
</file>